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0.279cm" style:rel-column-width="1074*"/>
    </style:style>
    <style:style style:name="Таблица1.B" style:family="table-column">
      <style:table-column-properties style:column-width="2.676cm" style:rel-column-width="10315*"/>
    </style:style>
    <style:style style:name="Таблица1.C" style:family="table-column">
      <style:table-column-properties style:column-width="0.206cm" style:rel-column-width="795*"/>
    </style:style>
    <style:style style:name="Таблица1.D" style:family="table-column">
      <style:table-column-properties style:column-width="9.768cm" style:rel-column-width="37656*"/>
    </style:style>
    <style:style style:name="Таблица1.E" style:family="table-column">
      <style:table-column-properties style:column-width="0.143cm" style:rel-column-width="550*"/>
    </style:style>
    <style:style style:name="Таблица1.F" style:family="table-column">
      <style:table-column-properties style:column-width="1.961cm" style:rel-column-width="7561*"/>
    </style:style>
    <style:style style:name="Таблица1.G" style:family="table-column">
      <style:table-column-properties style:column-width="1.967cm" style:rel-column-width="7584*"/>
    </style:style>
    <style:style style:name="Таблица1.A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bottom" fo:padding="0.097cm" fo:border="none"/>
    </style:style>
    <style:style style:name="Таблица1.B2" style:family="table-cell">
      <style:table-cell-properties style:vertical-align="bottom" fo:padding-left="0.101cm" fo:padding-right="0.101cm" fo:padding-top="0.101cm" fo:padding-bottom="0cm" fo:border="none"/>
    </style:style>
    <style:style style:name="Таблица1.3" style:family="table-row">
      <style:table-row-properties fo:background-color="transparent" fo:keep-together="auto">
        <style:background-image/>
      </style:table-row-properties>
    </style:style>
    <style:style style:name="Таблица1.A3" style:family="table-cell">
      <style:table-cell-properties style:vertical-align="" fo:padding="0.097cm" fo:border="none"/>
    </style:style>
    <style:style style:name="Таблица1.B3" style:family="table-cell">
      <style:table-cell-properties style:vertical-align="" fo:padding="0.101cm" fo:border-left="none" fo:border-right="none" fo:border-top="0.05pt solid #000000" fo:border-bottom="none"/>
    </style:style>
    <style:style style:name="Таблица1.C3" style:family="table-cell">
      <style:table-cell-properties style:vertical-align="" fo:padding-left="0.101cm" fo:padding-right="0.101cm" fo:padding-top="0cm" fo:padding-bottom="0.3cm" fo:border="none"/>
    </style:style>
    <style:style style:name="Таблица1.D3" style:family="table-cell">
      <style:table-cell-properties style:vertical-align="" fo:background-color="transparent" fo:padding-left="0.101cm" fo:padding-right="0.101cm" fo:padding-top="0cm" fo:padding-bottom="0.101cm" fo:border-left="none" fo:border-right="none" fo:border-top="0.05pt solid #000000" fo:border-bottom="none">
        <style:background-image/>
      </style:table-cell-properties>
    </style:style>
    <style:style style:name="Таблица1.F3" style:family="table-cell">
      <style:table-cell-properties style:vertical-align="" fo:background-color="transparent" fo:padding="0.101cm" fo:border-left="none" fo:border-right="none" fo:border-top="0.05pt solid #000000" fo:border-bottom="none" style:writing-mode="page">
        <style:background-image/>
      </style:table-cell-properties>
    </style:style>
    <style:style style:name="Таблица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0.279cm" style:rel-column-width="1074*"/>
    </style:style>
    <style:style style:name="Таблица2.B" style:family="table-column">
      <style:table-column-properties style:column-width="2.676cm" style:rel-column-width="10315*"/>
    </style:style>
    <style:style style:name="Таблица2.C" style:family="table-column">
      <style:table-column-properties style:column-width="0.206cm" style:rel-column-width="795*"/>
    </style:style>
    <style:style style:name="Таблица2.D" style:family="table-column">
      <style:table-column-properties style:column-width="9.768cm" style:rel-column-width="37656*"/>
    </style:style>
    <style:style style:name="Таблица2.E" style:family="table-column">
      <style:table-column-properties style:column-width="0.143cm" style:rel-column-width="550*"/>
    </style:style>
    <style:style style:name="Таблица2.F" style:family="table-column">
      <style:table-column-properties style:column-width="1.961cm" style:rel-column-width="7561*"/>
    </style:style>
    <style:style style:name="Таблица2.G" style:family="table-column">
      <style:table-column-properties style:column-width="1.967cm" style:rel-column-width="7584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bottom" fo:padding-left="0.101cm" fo:padding-right="0.101cm" fo:padding-top="0.101cm" fo:padding-bottom="0cm" fo:border="none"/>
    </style:style>
    <style:style style:name="Таблица2.2" style:family="table-row">
      <style:table-row-properties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" fo:padding="0.097cm" fo:border="none"/>
    </style:style>
    <style:style style:name="Таблица2.B2" style:family="table-cell">
      <style:table-cell-properties style:vertical-align="" fo:padding="0.101cm" fo:border-left="none" fo:border-right="none" fo:border-top="0.05pt solid #000000" fo:border-bottom="none"/>
    </style:style>
    <style:style style:name="Таблица2.C2" style:family="table-cell">
      <style:table-cell-properties style:vertical-align="" fo:padding-left="0.101cm" fo:padding-right="0.101cm" fo:padding-top="0cm" fo:padding-bottom="0.3cm" fo:border="none"/>
    </style:style>
    <style:style style:name="Таблица2.D2" style:family="table-cell">
      <style:table-cell-properties style:vertical-align="" fo:background-color="transparent" fo:padding-left="0.101cm" fo:padding-right="0.101cm" fo:padding-top="0cm" fo:padding-bottom="0.101cm" fo:border-left="none" fo:border-right="none" fo:border-top="0.05pt solid #000000" fo:border-bottom="none">
        <style:background-image/>
      </style:table-cell-properties>
    </style:style>
    <style:style style:name="Таблица2.F2" style:family="table-cell">
      <style:table-cell-properties style:vertical-align="" fo:background-color="transparent" fo:padding="0.101cm" fo:border-left="none" fo:border-right="none" fo:border-top="0.0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2b1e08" style:font-size-asian="10pt" style:font-size-complex="10pt"/>
    </style:style>
    <style:style style:name="P4" style:family="paragraph" style:parent-style-name="Standard">
      <style:text-properties fo:font-size="10pt" fo:language="ru" fo:country="RU" officeooo:paragraph-rsid="002b1e08" style:font-size-asian="10pt" style:font-size-complex="10pt"/>
    </style:style>
    <style:style style:name="P5" style:family="paragraph" style:parent-style-name="Standard">
      <style:text-properties fo:font-size="10pt" fo:language="en" fo:country="US" officeooo:paragraph-rsid="002b1e08" style:font-size-asian="10pt" style:font-size-complex="10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5afcf" officeooo:paragraph-rsid="0005afcf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fo:font-size="12pt" fo:language="en" fo:country="US" officeooo:rsid="002255bb" officeooo:paragraph-rsid="002255bb" style:font-size-asian="12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0pt" fo:language="en" fo:country="US" officeooo:rsid="002b1e08" officeooo:paragraph-rsid="002b1e08" style:font-size-asian="10pt" style:font-size-complex="10pt"/>
    </style:style>
    <style:style style:name="P12" style:family="paragraph" style:parent-style-name="Standard">
      <style:paragraph-properties fo:margin-left="11.054cm" fo:margin-right="0cm" fo:text-indent="0cm" style:auto-text-indent="false"/>
      <style:text-properties fo:font-size="12pt" officeooo:paragraph-rsid="0005afcf" style:font-size-asian="12pt" style:font-size-complex="12pt"/>
    </style:style>
    <style:style style:name="P13" style:family="paragraph" style:parent-style-name="Standard" style:list-style-name="WW8Num13">
      <style:paragraph-properties fo:text-align="center" style:justify-single-word="false"/>
      <style:text-properties fo:font-size="10pt" fo:language="en" fo:country="US" fo:font-style="italic" officeooo:paragraph-rsid="002b1e08" style:font-size-asian="10pt" style:font-style-asian="italic" style:font-size-complex="10pt" style:font-style-complex="italic"/>
    </style:style>
    <style:style style:name="P14" style:family="paragraph" style:parent-style-name="Standard" style:list-style-name="WW8Num13">
      <style:paragraph-properties fo:text-align="center" style:justify-single-word="false"/>
      <style:text-properties fo:font-size="10pt" fo:language="en" fo:country="US" fo:font-style="italic" officeooo:paragraph-rsid="003e4c41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US" officeooo:paragraph-rsid="003e4c41" style:font-size-asian="10pt" style:font-size-complex="10pt"/>
    </style:style>
    <style:style style:name="P16" style:family="paragraph" style:parent-style-name="Standard">
      <style:text-properties fo:font-size="10pt" fo:language="ru" fo:country="RU" officeooo:paragraph-rsid="003e4c41" style:font-size-asian="10pt" style:font-size-complex="10pt"/>
    </style:style>
    <style:style style:name="P17" style:family="paragraph" style:parent-style-name="Standard">
      <style:text-properties fo:font-size="10pt" officeooo:paragraph-rsid="003e4c41" style:font-size-asian="10pt" style:font-size-complex="10pt"/>
    </style:style>
    <style:style style:name="P18" style:family="paragraph" style:parent-style-name="Standard">
      <style:text-properties fo:font-size="12pt" fo:language="en" fo:country="US" style:font-size-asian="12pt" style:font-size-complex="12pt"/>
    </style:style>
    <style:style style:name="P19" style:family="paragraph" style:parent-style-name="Standard">
      <style:text-properties fo:font-size="12pt" fo:language="en" fo:country="US" officeooo:paragraph-rsid="003e4c41" style:font-size-asian="12pt" style:font-size-complex="12pt"/>
    </style:style>
    <style:style style:name="P20" style:family="paragraph" style:parent-style-name="Standard" style:list-style-name="WW8Num13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1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/>
      <style:text-properties fo:font-size="10pt" fo:language="ru" fo:country="RU" fo:font-style="italic" officeooo:paragraph-rsid="002b1e08" style:font-size-asian="10pt" style:font-style-asian="italic" style:font-size-complex="10pt" style:font-style-complex="italic"/>
    </style:style>
    <style:style style:name="P22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/>
      <style:text-properties fo:font-size="10pt" fo:language="ru" fo:country="RU" fo:font-style="italic" officeooo:paragraph-rsid="003e4c41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fo:language="en" fo:country="US" officeooo:rsid="002b1e08" officeooo:paragraph-rsid="003e4c41" style:font-size-asian="10pt" style:font-size-complex="10pt"/>
    </style:style>
    <style:style style:name="P24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25" style:family="paragraph" style:parent-style-name="Standard" style:list-style-name="WW8Num13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e4c41" style:font-size-asian="8pt" style:font-style-asian="italic" style:font-size-complex="8pt" style:font-style-complex="italic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e4c41" style:font-size-asian="8pt" style:font-style-asian="italic" style:font-size-complex="8pt" style:font-style-complex="italic"/>
    </style:style>
    <style:style style:name="P27" style:family="paragraph" style:parent-style-name="Standard" style:list-style-name="WW8Num13">
      <style:paragraph-properties fo:margin-left="-0.499cm" fo:margin-right="-0.4cm" fo:text-align="center" style:justify-single-word="false" fo:text-indent="-0.4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161f4" style:font-size-asian="8pt" style:font-style-asian="italic" style:font-size-complex="8pt" style:font-style-complex="italic"/>
    </style:style>
    <style:style style:name="P28" style:family="paragraph" style:parent-style-name="Standard" style:list-style-name="WW8Num13">
      <style:paragraph-properties fo:margin-left="-0.499cm" fo:margin-right="-0.4cm" fo:text-align="center" style:justify-single-word="false" fo:text-indent="-0.4cm" style:auto-text-indent="false" fo:background-color="transparent" style:shadow="none" style:vertical-align="top">
        <style:tab-stops/>
        <style:background-image/>
      </style:paragraph-properties>
      <style:text-properties fo:font-size="8pt" fo:language="ru" fo:country="RU" fo:font-style="italic" officeooo:rsid="002b1e08" officeooo:paragraph-rsid="003e4c41" style:font-size-asian="8pt" style:font-style-asian="italic" style:font-size-complex="8pt" style:font-style-complex="italic"/>
    </style:style>
    <style:style style:name="P29" style:family="paragraph" style:parent-style-name="Standard">
      <style:paragraph-properties fo:margin-left="11.054cm" fo:margin-right="0cm" fo:text-indent="0cm" style:auto-text-indent="false"/>
      <style:text-properties fo:font-size="12pt" officeooo:rsid="0005afcf" officeooo:paragraph-rsid="003e4c41" style:font-size-asian="12pt" style:font-size-complex="12pt"/>
    </style:style>
    <style:style style:name="T1" style:family="text">
      <style:text-properties officeooo:rsid="0005afcf"/>
    </style:style>
    <style:style style:name="T2" style:family="text">
      <style:text-properties fo:language="en" fo:country="US" officeooo:rsid="00211fc4"/>
    </style:style>
    <style:style style:name="T3" style:family="text">
      <style:text-properties officeooo:rsid="003e4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Ректору <text:line-break/>ФБГОУ ВПО ЧГСХА<text:line-break/>Линник Л. Н.</text:span></text:p>
      <text:p text:style-name="P12"><text:span text:style-name="T1"><text:line-break/><text:line-break/></text:span></text:p>
      <text:p text:style-name="P7">Заявка.</text:p>
      <text:p text:style-name="P6"/>
      <text:p text:style-name="P9">[info.subject] [info.problem]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23"/>
          </table:table-cell>
          <table:table-cell table:style-name="Таблица2.B1" office:value-type="string">
            <text:p text:style-name="P23"><text:span text:style-name="T3">[info.created]</text:span></text:p>
          </table:table-cell>
          <table:table-cell table:style-name="Таблица2.B1" office:value-type="string">
            <text:p text:style-name="P16"/>
          </table:table-cell>
          <table:table-cell table:style-name="Таблица2.B1" office:value-type="string">
            <text:p text:style-name="P23"><text:span text:style-name="T3">[info.fio]</text:span></text:p>
          </table:table-cell>
          <table:table-cell table:style-name="Таблица2.B1" office:value-type="string">
            <text:p text:style-name="P15"/>
          </table:table-cell>
          <table:table-cell table:style-name="Таблица2.B1" office:value-type="string">
            <text:p text:style-name="P17"/>
          </table:table-cell>
          <table:table-cell table:style-name="Таблица2.B1" office:value-type="string">
            <text:p text:style-name="P17"/>
          </table:table-cell>
        </table:table-row>
        <table:table-row table:style-name="Таблица2.2">
          <table:table-cell table:style-name="Таблица2.A2" office:value-type="string">
            <text:list xml:id="list3330472580550677672" text:style-name="WW8Num13">
              <text:list-header>
                <text:p text:style-name="P28"/>
              </text:list-header>
            </text:list>
          </table:table-cell>
          <table:table-cell table:style-name="Таблица2.B2" office:value-type="string">
            <text:list xml:id="list33368582" text:continue-numbering="true" text:style-name="WW8Num13">
              <text:list-header>
                <text:p text:style-name="P25">Дата</text:p>
              </text:list-header>
            </text:list>
          </table:table-cell>
          <table:table-cell table:style-name="Таблица2.C2" office:value-type="string">
            <text:list xml:id="list33367243" text:continue-numbering="true" text:style-name="WW8Num13">
              <text:list-header>
                <text:p text:style-name="P22"/>
              </text:list-header>
            </text:list>
          </table:table-cell>
          <table:table-cell table:style-name="Таблица2.D2" office:value-type="string">
            <text:list xml:id="list33367078" text:continue-numbering="true" text:style-name="WW8Num13">
              <text:list-header>
                <text:p text:style-name="P25">Ф.И.О.</text:p>
              </text:list-header>
            </text:list>
          </table:table-cell>
          <table:table-cell table:style-name="Таблица2.C2" office:value-type="string">
            <text:list xml:id="list33382342" text:continue-numbering="true" text:style-name="WW8Num13">
              <text:list-header>
                <text:p text:style-name="P14"/>
              </text:list-header>
            </text:list>
          </table:table-cell>
          <table:table-cell table:style-name="Таблица2.F2" table:number-columns-spanned="2" office:value-type="string">
            <text:p text:style-name="P26">Подпись</text:p>
          </table:table-cell>
          <table:covered-table-cell/>
        </table:table-row>
      </table:table>
      <text:p text:style-name="P19"><text:span text:style-name="T3"/></text:p>
      <text:p text:style-name="P6"/>
      <text:p text:style-name="P6"/>
      <text:p text:style-name="P2">Заключение инженер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columns-spanned="7" office:value-type="string">
            <text:list xml:id="list33367491" text:continue-numbering="true" text:style-name="WW8Num13">
              <text:list-header>
                <text:p text:style-name="P20">[verdict.verdict;block=table:table]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B2" office:value-type="string">
            <text:p text:style-name="P11">[verdict.created]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11">[verdict.fio]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3">
          <table:table-cell table:style-name="Таблица1.A3" office:value-type="string">
            <text:list xml:id="list33372002" text:continue-numbering="true" text:style-name="WW8Num13">
              <text:list-header>
                <text:p text:style-name="P27"/>
              </text:list-header>
            </text:list>
          </table:table-cell>
          <table:table-cell table:style-name="Таблица1.B3" office:value-type="string">
            <text:list xml:id="list33369394" text:continue-numbering="true" text:style-name="WW8Num13">
              <text:list-header>
                <text:p text:style-name="P24">Дата</text:p>
              </text:list-header>
            </text:list>
          </table:table-cell>
          <table:table-cell table:style-name="Таблица1.C3" office:value-type="string">
            <text:list xml:id="list33360748" text:continue-numbering="true" text:style-name="WW8Num13">
              <text:list-header>
                <text:p text:style-name="P21"/>
              </text:list-header>
            </text:list>
          </table:table-cell>
          <table:table-cell table:style-name="Таблица1.D3" office:value-type="string">
            <text:list xml:id="list33370798" text:continue-numbering="true" text:style-name="WW8Num13">
              <text:list-header>
                <text:p text:style-name="P24">Ф.И.О.</text:p>
              </text:list-header>
            </text:list>
          </table:table-cell>
          <table:table-cell table:style-name="Таблица1.C3" office:value-type="string">
            <text:list xml:id="list33371220" text:continue-numbering="true" text:style-name="WW8Num13">
              <text:list-header>
                <text:p text:style-name="P13"/>
              </text:list-header>
            </text:list>
          </table:table-cell>
          <table:table-cell table:style-name="Таблица1.F3" table:number-columns-spanned="2" office:value-type="string">
            <text:p text:style-name="P10">Подпись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5:11:15.72</meta:creation-date>
    <dc:date>2013-04-03T13:22:23.57</dc:date>
    <meta:editing-duration>PT2H41M9S</meta:editing-duration>
    <meta:editing-cycles>53</meta:editing-cycles>
    <meta:generator>LibreOffice/4.0.1.2$Windows_x86 LibreOffice_project/84102822e3d61eb989ddd325abf1ac077904985</meta:generator>
    <meta:document-statistic meta:table-count="2" meta:image-count="0" meta:object-count="0" meta:page-count="1" meta:paragraph-count="16" meta:word-count="23" meta:character-count="218" meta:non-whitespace-character-count="207"/>
  </office:meta>
</office:document-meta>
</file>